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bitstream vera sans mono', 'courier new', Courier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8fdc6" officeooo:paragraph-rsid="0008fdc6"/>
    </style:style>
    <style:style style:name="P2" style:family="paragraph" style:parent-style-name="Standard">
      <style:text-properties officeooo:rsid="000ac10d" officeooo:paragraph-rsid="000ac10d"/>
    </style:style>
    <style:style style:name="P3" style:family="paragraph" style:parent-style-name="Standard">
      <style:text-properties officeooo:rsid="000b1716" officeooo:paragraph-rsid="000b1716"/>
    </style:style>
    <style:style style:name="P4" style:family="paragraph" style:parent-style-name="Standard">
      <style:text-properties officeooo:rsid="000d0114" officeooo:paragraph-rsid="000d0114"/>
    </style:style>
    <style:style style:name="P5" style:family="paragraph" style:parent-style-name="Standard">
      <style:text-properties officeooo:rsid="000d104a" officeooo:paragraph-rsid="000d104a"/>
    </style:style>
    <style:style style:name="P6" style:family="paragraph" style:parent-style-name="Standard">
      <style:text-properties officeooo:rsid="0010085b" officeooo:paragraph-rsid="0010085b"/>
    </style:style>
    <style:style style:name="P7" style:family="paragraph" style:parent-style-name="Standard">
      <style:text-properties officeooo:rsid="0011545d" officeooo:paragraph-rsid="0011545d"/>
    </style:style>
    <style:style style:name="P8" style:family="paragraph" style:parent-style-name="Standard">
      <style:text-properties officeooo:rsid="0012e1ba" officeooo:paragraph-rsid="0012e1ba"/>
    </style:style>
    <style:style style:name="P9" style:family="paragraph" style:parent-style-name="Standard">
      <style:text-properties officeooo:rsid="0014e23e" officeooo:paragraph-rsid="0014e23e"/>
    </style:style>
    <style:style style:name="P10" style:family="paragraph" style:parent-style-name="Standard">
      <style:text-properties officeooo:rsid="0015267c" officeooo:paragraph-rsid="0015267c"/>
    </style:style>
    <style:style style:name="P11" style:family="paragraph" style:parent-style-name="Standard">
      <style:text-properties officeooo:rsid="001581e7" officeooo:paragraph-rsid="001581e7"/>
    </style:style>
    <style:style style:name="P12" style:family="paragraph" style:parent-style-name="Standard">
      <style:text-properties officeooo:rsid="0016abee" officeooo:paragraph-rsid="0017fa36"/>
    </style:style>
    <style:style style:name="P13" style:family="paragraph" style:parent-style-name="Standard">
      <style:text-properties officeooo:rsid="0017fa36" officeooo:paragraph-rsid="0017fa36"/>
    </style:style>
    <style:style style:name="P14" style:family="paragraph" style:parent-style-name="Standard">
      <style:text-properties officeooo:rsid="0019bd62" officeooo:paragraph-rsid="0017fa36"/>
    </style:style>
    <style:style style:name="P15" style:family="paragraph" style:parent-style-name="Standard">
      <style:text-properties officeooo:rsid="0019bd62" officeooo:paragraph-rsid="0019bd62"/>
    </style:style>
    <style:style style:name="P16" style:family="paragraph" style:parent-style-name="Standard">
      <style:text-properties officeooo:rsid="001a2857" officeooo:paragraph-rsid="001a2857"/>
    </style:style>
    <style:style style:name="P17" style:family="paragraph" style:parent-style-name="Standard">
      <style:text-properties officeooo:rsid="001a2935" officeooo:paragraph-rsid="001a8a97"/>
    </style:style>
    <style:style style:name="P18" style:family="paragraph" style:parent-style-name="Standard">
      <style:text-properties officeooo:rsid="001a8a97" officeooo:paragraph-rsid="001a8a97"/>
    </style:style>
    <style:style style:name="P19" style:family="paragraph" style:parent-style-name="Standard">
      <style:text-properties officeooo:rsid="001bcc5b" officeooo:paragraph-rsid="001bcc5b"/>
    </style:style>
    <style:style style:name="P20" style:family="paragraph" style:parent-style-name="Standard">
      <style:text-properties officeooo:rsid="001d0fe8" officeooo:paragraph-rsid="001d0fe8"/>
    </style:style>
    <style:style style:name="P21" style:family="paragraph" style:parent-style-name="Standard">
      <style:text-properties officeooo:rsid="001d9be1" officeooo:paragraph-rsid="001d9be1"/>
    </style:style>
    <style:style style:name="P22" style:family="paragraph" style:parent-style-name="Standard">
      <style:text-properties officeooo:paragraph-rsid="00201701"/>
    </style:style>
    <style:style style:name="P23" style:family="paragraph" style:parent-style-name="Standard">
      <style:text-properties officeooo:rsid="0021e217" officeooo:paragraph-rsid="0021e217"/>
    </style:style>
    <style:style style:name="P24" style:family="paragraph" style:parent-style-name="Standard">
      <style:text-properties officeooo:rsid="002520ab" officeooo:paragraph-rsid="002520ab"/>
    </style:style>
    <style:style style:name="P25" style:family="paragraph" style:parent-style-name="Standard">
      <style:text-properties officeooo:rsid="00276e35" officeooo:paragraph-rsid="00276e35"/>
    </style:style>
    <style:style style:name="P26" style:family="paragraph" style:parent-style-name="Standard">
      <style:text-properties officeooo:rsid="002db580" officeooo:paragraph-rsid="002db580"/>
    </style:style>
    <style:style style:name="P27" style:family="paragraph" style:parent-style-name="Standard">
      <style:text-properties officeooo:rsid="002f1a26" officeooo:paragraph-rsid="002f1a26"/>
    </style:style>
    <style:style style:name="P28" style:family="paragraph" style:parent-style-name="Standard">
      <style:text-properties officeooo:rsid="002f3ddc" officeooo:paragraph-rsid="002f3ddc"/>
    </style:style>
    <style:style style:name="P29" style:family="paragraph" style:parent-style-name="Standard">
      <style:text-properties officeooo:rsid="00311d12" officeooo:paragraph-rsid="00311d12"/>
    </style:style>
    <style:style style:name="P30" style:family="paragraph" style:parent-style-name="Standard">
      <style:text-properties officeooo:rsid="003140c9" officeooo:paragraph-rsid="003140c9"/>
    </style:style>
    <style:style style:name="P31" style:family="paragraph" style:parent-style-name="Standard">
      <style:text-properties officeooo:paragraph-rsid="003140c9"/>
    </style:style>
    <style:style style:name="P32" style:family="paragraph" style:parent-style-name="Standard">
      <style:text-properties officeooo:rsid="00353217" officeooo:paragraph-rsid="00353217"/>
    </style:style>
    <style:style style:name="P33" style:family="paragraph" style:parent-style-name="Standard">
      <style:text-properties officeooo:rsid="0039b3db" officeooo:paragraph-rsid="0039b3db"/>
    </style:style>
    <style:style style:name="P34" style:family="paragraph" style:parent-style-name="Standard">
      <style:text-properties officeooo:rsid="0039c864" officeooo:paragraph-rsid="0039c864"/>
    </style:style>
    <style:style style:name="P35" style:family="paragraph" style:parent-style-name="Standard">
      <style:text-properties officeooo:rsid="003b37a4" officeooo:paragraph-rsid="003b37a4"/>
    </style:style>
    <style:style style:name="P36" style:family="paragraph" style:parent-style-name="Standard">
      <style:text-properties officeooo:rsid="003ccdfd" officeooo:paragraph-rsid="003ccdfd"/>
    </style:style>
    <style:style style:name="P37" style:family="paragraph" style:parent-style-name="Standard">
      <style:text-properties officeooo:rsid="004086ab" officeooo:paragraph-rsid="004086ab"/>
    </style:style>
    <style:style style:name="P38" style:family="paragraph" style:parent-style-name="Standard">
      <style:text-properties officeooo:rsid="00417355" officeooo:paragraph-rsid="00417355"/>
    </style:style>
    <style:style style:name="P39" style:family="paragraph" style:parent-style-name="Standard">
      <style:text-properties officeooo:rsid="00428121" officeooo:paragraph-rsid="00428121"/>
    </style:style>
    <style:style style:name="P40" style:family="paragraph" style:parent-style-name="Standard">
      <style:text-properties officeooo:rsid="0042e697" officeooo:paragraph-rsid="0042e697"/>
    </style:style>
    <style:style style:name="P41" style:family="paragraph" style:parent-style-name="Standard">
      <style:text-properties officeooo:rsid="00442a40" officeooo:paragraph-rsid="00442a40"/>
    </style:style>
    <style:style style:name="P42" style:family="paragraph" style:parent-style-name="Standard">
      <style:text-properties officeooo:rsid="00458902" officeooo:paragraph-rsid="00458902"/>
    </style:style>
    <style:style style:name="P43" style:family="paragraph" style:parent-style-name="Standard">
      <style:text-properties officeooo:rsid="00463321" officeooo:paragraph-rsid="00463321"/>
    </style:style>
    <style:style style:name="P44" style:family="paragraph" style:parent-style-name="Standard">
      <style:text-properties officeooo:rsid="00463edd" officeooo:paragraph-rsid="00463edd"/>
    </style:style>
    <style:style style:name="P45" style:family="paragraph" style:parent-style-name="Standard">
      <style:text-properties officeooo:rsid="00464a13" officeooo:paragraph-rsid="00464a13"/>
    </style:style>
    <style:style style:name="P46" style:family="paragraph" style:parent-style-name="Standard">
      <style:text-properties officeooo:rsid="00475af2" officeooo:paragraph-rsid="00475af2"/>
    </style:style>
    <style:style style:name="P47" style:family="paragraph" style:parent-style-name="Standard">
      <style:text-properties officeooo:rsid="00490621" officeooo:paragraph-rsid="00490621"/>
    </style:style>
    <style:style style:name="P48" style:family="paragraph" style:parent-style-name="Standard">
      <style:paragraph-properties fo:orphans="2" fo:widows="2">
        <style:tab-stops/>
      </style:paragraph-properties>
      <style:text-properties officeooo:rsid="0019716d" officeooo:paragraph-rsid="0049bdbc"/>
    </style:style>
    <style:style style:name="P49" style:family="paragraph" style:parent-style-name="Standard">
      <style:paragraph-properties fo:orphans="2" fo:widows="2">
        <style:tab-stops/>
      </style:paragraph-properties>
      <style:text-properties officeooo:paragraph-rsid="004b717c"/>
    </style:style>
    <style:style style:name="P50" style:family="paragraph" style:parent-style-name="Standard">
      <style:paragraph-properties fo:orphans="2" fo:widows="2">
        <style:tab-stops/>
      </style:paragraph-properties>
      <style:text-properties officeooo:rsid="004cdf61" officeooo:paragraph-rsid="004cdf61"/>
    </style:style>
    <style:style style:name="P51" style:family="paragraph" style:parent-style-name="Standard">
      <style:paragraph-properties fo:orphans="2" fo:widows="2">
        <style:tab-stops/>
      </style:paragraph-properties>
      <style:text-properties style:use-window-font-color="true" fo:font-size="12pt" fo:language="en" fo:country="US" officeooo:rsid="0019716d" officeooo:paragraph-rsid="0049bdbc" style:letter-kerning="true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P52" style:family="paragraph" style:parent-style-name="Standard">
      <style:paragraph-properties fo:orphans="2" fo:widows="2">
        <style:tab-stops/>
      </style:paragraph-properties>
      <style:text-properties style:use-window-font-color="true" fo:font-size="12pt" fo:language="en" fo:country="US" officeooo:rsid="004b717c" officeooo:paragraph-rsid="004b717c" style:letter-kerning="true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P53" style:family="paragraph" style:parent-style-name="Standard">
      <style:paragraph-properties fo:orphans="2" fo:widows="2">
        <style:tab-stops/>
      </style:paragraph-properties>
      <style:text-properties style:use-window-font-color="true" fo:font-size="12pt" fo:language="en" fo:country="US" officeooo:rsid="004dd8e8" officeooo:paragraph-rsid="004dd8e8" style:letter-kerning="true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P54" style:family="paragraph" style:parent-style-name="Standard">
      <style:paragraph-properties fo:orphans="2" fo:widows="2">
        <style:tab-stops/>
      </style:paragraph-properties>
      <style:text-properties style:use-window-font-color="true" fo:font-size="12pt" fo:language="en" fo:country="US" officeooo:rsid="004feff7" officeooo:paragraph-rsid="004feff7" style:letter-kerning="true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P55" style:family="paragraph" style:parent-style-name="Standard">
      <style:paragraph-properties fo:orphans="2" fo:widows="2">
        <style:tab-stops/>
      </style:paragraph-properties>
      <style:text-properties style:use-window-font-color="true" fo:font-size="12pt" fo:language="en" fo:country="US" officeooo:rsid="00513ed8" officeooo:paragraph-rsid="004feff7" style:letter-kerning="true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P56" style:family="paragraph" style:parent-style-name="Standard">
      <style:paragraph-properties fo:orphans="2" fo:widows="2">
        <style:tab-stops/>
      </style:paragraph-properties>
      <style:text-properties style:use-window-font-color="true" fo:font-size="12pt" fo:language="en" fo:country="US" officeooo:rsid="0051f7fb" officeooo:paragraph-rsid="0051f7fb" style:letter-kerning="true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P57" style:family="paragraph" style:parent-style-name="Standard">
      <style:paragraph-properties fo:orphans="2" fo:widows="2">
        <style:tab-stops/>
      </style:paragraph-properties>
      <style:text-properties officeooo:rsid="005295aa" officeooo:paragraph-rsid="005295aa"/>
    </style:style>
    <style:style style:name="P58" style:family="paragraph" style:parent-style-name="Standard">
      <style:paragraph-properties fo:orphans="2" fo:widows="2">
        <style:tab-stops/>
      </style:paragraph-properties>
      <style:text-properties style:use-window-font-color="true" fo:font-size="12pt" fo:language="en" fo:country="US" officeooo:rsid="0051f7fb" officeooo:paragraph-rsid="0051f7fb" style:letter-kerning="true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P59" style:family="paragraph" style:parent-style-name="Standard">
      <style:paragraph-properties fo:orphans="2" fo:widows="2">
        <style:tab-stops/>
      </style:paragraph-properties>
      <style:text-properties style:use-window-font-color="true" fo:font-size="12pt" fo:language="en" fo:country="US" officeooo:rsid="005295aa" officeooo:paragraph-rsid="005295aa" style:letter-kerning="true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P60" style:family="paragraph" style:parent-style-name="Standard">
      <style:paragraph-properties fo:orphans="2" fo:widows="2">
        <style:tab-stops/>
      </style:paragraph-properties>
      <style:text-properties style:use-window-font-color="true" fo:font-size="12pt" fo:language="en" fo:country="US" officeooo:rsid="005433df" officeooo:paragraph-rsid="005433df" style:letter-kerning="true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P61" style:family="paragraph" style:parent-style-name="Standard">
      <style:paragraph-properties fo:orphans="2" fo:widows="2">
        <style:tab-stops/>
      </style:paragraph-properties>
      <style:text-properties officeooo:paragraph-rsid="005433df"/>
    </style:style>
    <style:style style:name="P62" style:family="paragraph" style:parent-style-name="Standard">
      <style:paragraph-properties fo:orphans="2" fo:widows="2">
        <style:tab-stops/>
      </style:paragraph-properties>
      <style:text-properties officeooo:rsid="005545c2" officeooo:paragraph-rsid="005545c2"/>
    </style:style>
    <style:style style:name="P63" style:family="paragraph" style:parent-style-name="Standard">
      <style:paragraph-properties fo:orphans="2" fo:widows="2">
        <style:tab-stops/>
      </style:paragraph-properties>
      <style:text-properties officeooo:rsid="0055ded4" officeooo:paragraph-rsid="0055ded4"/>
    </style:style>
    <style:style style:name="P64" style:family="paragraph" style:parent-style-name="Standard">
      <style:paragraph-properties fo:orphans="2" fo:widows="2">
        <style:tab-stops/>
      </style:paragraph-properties>
      <style:text-properties officeooo:rsid="0056c4a1" officeooo:paragraph-rsid="0056c4a1"/>
    </style:style>
    <style:style style:name="T1" style:family="text">
      <style:text-properties officeooo:rsid="000b1716"/>
    </style:style>
    <style:style style:name="T2" style:family="text">
      <style:text-properties officeooo:rsid="000e5463"/>
    </style:style>
    <style:style style:name="T3" style:family="text">
      <style:text-properties officeooo:rsid="0017fa36"/>
    </style:style>
    <style:style style:name="T4" style:family="text">
      <style:text-properties officeooo:rsid="001a8a97"/>
    </style:style>
    <style:style style:name="T5" style:family="text">
      <style:text-properties officeooo:rsid="001b0697"/>
    </style:style>
    <style:style style:name="T6" style:family="text">
      <style:text-properties officeooo:rsid="001ef455"/>
    </style:style>
    <style:style style:name="T7" style:family="text">
      <style:text-properties officeooo:rsid="00201701"/>
    </style:style>
    <style:style style:name="T8" style:family="text">
      <style:text-properties fo:font-variant="normal" fo:text-transform="none" fo:color="#808080" style:font-name="consolas" fo:font-size="11.25pt" fo:letter-spacing="normal" fo:font-style="normal" fo:font-weight="normal"/>
    </style:style>
    <style:style style:name="T9" style:family="text">
      <style:text-properties officeooo:rsid="002520ab"/>
    </style:style>
    <style:style style:name="T10" style:family="text">
      <style:text-properties officeooo:rsid="00265067"/>
    </style:style>
    <style:style style:name="T11" style:family="text">
      <style:text-properties officeooo:rsid="00396f2e"/>
    </style:style>
    <style:style style:name="T12" style:family="text">
      <style:text-properties officeooo:rsid="0039c864"/>
    </style:style>
    <style:style style:name="T13" style:family="text">
      <style:text-properties officeooo:rsid="003b964d"/>
    </style:style>
    <style:style style:name="T14" style:family="text">
      <style:text-properties officeooo:rsid="003c6f56"/>
    </style:style>
    <style:style style:name="T15" style:family="text">
      <style:text-properties officeooo:rsid="003d2c08"/>
    </style:style>
    <style:style style:name="T16" style:family="text">
      <style:text-properties officeooo:rsid="003f6a99"/>
    </style:style>
    <style:style style:name="T17" style:family="text">
      <style:text-properties officeooo:rsid="004086ab"/>
    </style:style>
    <style:style style:name="T18" style:family="text">
      <style:text-properties officeooo:rsid="00417355"/>
    </style:style>
    <style:style style:name="T19" style:family="text">
      <style:text-properties officeooo:rsid="004452db"/>
    </style:style>
    <style:style style:name="T20" style:family="text">
      <style:text-properties style:use-window-font-color="true" fo:font-size="12pt" fo:language="en" fo:country="US" style:letter-kerning="true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T21" style:family="text">
      <style:text-properties style:use-window-font-color="true" fo:font-size="12pt" fo:language="en" fo:country="US" officeooo:rsid="004accba" style:letter-kerning="true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T22" style:family="text">
      <style:text-properties style:use-window-font-color="true" fo:font-size="12pt" fo:language="en" fo:country="US" officeooo:rsid="004b717c" style:letter-kerning="true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T23" style:family="text">
      <style:text-properties style:use-window-font-color="true" fo:font-size="12pt" fo:language="en" fo:country="US" officeooo:rsid="004c61e4" style:letter-kerning="true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T24" style:family="text">
      <style:text-properties style:use-window-font-color="true" fo:font-size="12pt" fo:language="en" fo:country="US" officeooo:rsid="0051f7fb" style:letter-kerning="true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T25" style:family="text">
      <style:text-properties style:use-window-font-color="true" fo:font-size="12pt" fo:language="en" fo:country="US" officeooo:rsid="005433df" style:letter-kerning="true" style:font-name-asian="SimSun" style:font-size-asian="12pt" style:language-asian="zh" style:country-asian="CN" style:font-name-complex="Times New Roman" style:font-size-complex="12pt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actalX 12 plans</text:p>
      <text:p text:style-name="P1"/>
      <text:p text:style-name="P1">9/26/20</text:p>
      <text:p text:style-name="P1"/>
      <text:p text:style-name="P1">Make a new project FractalX12 MFC multidoc</text:p>
      <text:p text:style-name="P1"/>
      <text:p text:style-name="P1">Use Luna 12 to start off</text:p>
      <text:p text:style-name="P1"/>
      <text:p text:style-name="P1">Copy exercise for chap 6 and get it to work in MFC</text:p>
      <text:p text:style-name="P1"/>
      <text:p text:style-name="P2">Remove property, <text:span text:style-name="T1">file, output,</text:span> and class views</text:p>
      <text:p text:style-name="P2"/>
      <text:p text:style-name="P3">Commit </text:p>
      <text:p text:style-name="P3">Created FractalX12 project (MFC multidoc)</text:p>
      <text:p text:style-name="P3"/>
      <text:p text:style-name="P4">Next add libraries for DX12</text:p>
      <text:p text:style-name="P5">d3dcompiler.lib</text:p>
      <text:p text:style-name="P5">D3D12.lib</text:p>
      <text:p text:style-name="P5">dxgi.lib</text:p>
      <text:p text:style-name="P5"/>
      <text:p text:style-name="P5">Create a shell for Renderer12 – <text:span text:style-name="T2">don’t put it in another namespace yet. Keep everything in main project for now.</text:span></text:p>
      <text:p text:style-name="P5"/>
      <text:p text:style-name="P6">Got Renderer12</text:p>
      <text:p text:style-name="P6">Commit: Made shell for view and Renderer12</text:p>
      <text:p text:style-name="P6"/>
      <text:p text:style-name="P6">Next:</text:p>
      <text:p text:style-name="P6"/>
      <text:p text:style-name="P6">Start adding Box code</text:p>
      <text:p text:style-name="P6"/>
      <text:p text:style-name="P7">9/29/20</text:p>
      <text:p text:style-name="P7"/>
      <text:p text:style-name="P8">chap 4 has just initialization</text:p>
      <text:p text:style-name="P8">188 initialization</text:p>
      <text:p text:style-name="P8">218 program</text:p>
      <text:p text:style-name="P8"/>
      <text:p text:style-name="P9">Copy box app. Don’t include window message and instance</text:p>
      <text:p text:style-name="P9">Copy most of d3dApp to Core12.h and .cpp</text:p>
      <text:p text:style-name="P9">Need to include utility files d3dx12.h and DDSTextureLoader.h and .cpp. These were initially supplied by microsoft but also in Luna directory</text:p>
      <text:p text:style-name="P10">Also added d3dUtil.h and .cpp by Luna</text:p>
      <text:p text:style-name="P10"/>
      <text:p text:style-name="P10">Still need to add the implementation for some functions to Core12</text:p>
      <text:p text:style-name="P6"/>
      <text:p text:style-name="P6">eventually fix so it used std::min max. <text:s/>#define NOMINMAX not working</text:p>
      <text:p text:style-name="P5"/>
      <text:p text:style-name="P11">11/21/20</text:p>
      <text:p text:style-name="P11"/>
      <text:p text:style-name="P11">Next implement chap 7 shapes in FractalX12.</text:p>
      <text:p text:style-name="P11"><text:soft-page-break/>Thinking we need new Core files. We’re using Core12.h/.cpp for Chap6 Box. Make Core12_6Shapes.h/cpp and the substitute them in Renderer12.cpp</text:p>
      <text:p text:style-name="P11"/>
      <text:p text:style-name="P12">Build Luna 7 shapes. -<text:span text:style-name="T3">ok</text:span></text:p>
      <text:p text:style-name="P12">Then study code. Plan new implementation</text:p>
      <text:p text:style-name="P12"/>
      <text:p text:style-name="P13">Put any other specific files in a folder /Shapes</text:p>
      <text:p text:style-name="P13"/>
      <text:p text:style-name="P14">11/24/20</text:p>
      <text:p text:style-name="P14"/>
      <text:p text:style-name="P15">Commit Reorganized files for adding other chapter exercises</text:p>
      <text:p text:style-name="P15"/>
      <text:p text:style-name="P15">created common and Box folders</text:p>
      <text:p text:style-name="P15"/>
      <text:p text:style-name="P16">11/26/20</text:p>
      <text:p text:style-name="P16"/>
      <text:p text:style-name="P16">Copied ShapesApp.cpp from Luna into Core12Shapes.</text:p>
      <text:p text:style-name="P16"/>
      <text:p text:style-name="P17">1<text:span text:style-name="T4">1/27/20</text:span></text:p>
      <text:p text:style-name="P17"/>
      <text:p text:style-name="P18">Connected up and now studying with book <text:span text:style-name="T5">chap 6</text:span></text:p>
      <text:p text:style-name="P19">Chap 6 explains some new Dx12 features but the shape program is in chap 7. So skim chap 6.</text:p>
      <text:p text:style-name="P20">See plans new about study</text:p>
      <text:p text:style-name="P20"/>
      <text:p text:style-name="P21">12/12/20</text:p>
      <text:p text:style-name="P21"/>
      <text:p text:style-name="P21">Did shape app.</text:p>
      <text:p text:style-name="P21">1) Next to wave demo but study while doing it</text:p>
      <text:p text:style-name="P21">2) Use tutorial here <text:a xlink:type="simple" xlink:href="https://www.3dgep.com/learning-directx-12-1/" text:style-name="Internet_20_link" text:visited-style-name="Visited_20_Internet_20_Link">https://www.3dgep.com/learning-directx-12-1/</text:a></text:p>
      <text:p text:style-name="P21"/>
      <text:p text:style-name="P21">Up to DirectX 12 Demo</text:p>
      <text:p text:style-name="P21">Download code from <text:span text:style-name="T6">github and let Cmake make the project. Build and run. It doesn’t do anything. Just read through and then move on to next tutorial.</text:span></text:p>
      <text:p text:style-name="P21"/>
      <text:p text:style-name="P22"><text:span text:style-name="T7">The tutorial uses </text:span><text:span text:style-name="T8">#include &lt;dxgi1_6.h&gt;</text:span> <text:s/><text:span text:style-name="T7">instead of dxgil_4 as in Luna</text:span></text:p>
      <text:p text:style-name="P23">Up to “<text:span text:style-name="T9">Create the DirectX 12 Device.</text:span></text:p>
      <text:p text:style-name="P23"/>
      <text:p text:style-name="P24">Also start implementing the wave demo in FractalX – <text:span text:style-name="T10">in progress</text:span></text:p>
      <text:p text:style-name="P23"/>
      <text:p text:style-name="P23"/>
      <text:p text:style-name="P25">12/19/20</text:p>
      <text:p text:style-name="P25"/>
      <text:p text:style-name="P26">LandAndWave</text:p>
      <text:p text:style-name="P26">1) Need to add GameTimer object to source -ok</text:p>
      <text:p text:style-name="P26">2) Create Renderer12LandAndWaves</text:p>
      <text:p text:style-name="P26">3) Add an update method to Renderer12 that will be called from OnTimer. Will need to make a dummy method in other renderers</text:p>
      <text:p text:style-name="P26">4) Add GameTimer back to Update(), Draw(), UpdateMainPassCB, UpdateWaves</text:p>
      <text:p text:style-name="P26">5) In Update method implement like d3dApp::MsgProc to call Update and Draw</text:p>
      <text:p text:style-name="P26"><text:soft-page-break/>6) Add Timer to fractalx view</text:p>
      <text:p text:style-name="P26">7) Connect new Renderer</text:p>
      <text:p text:style-name="P26">8) Test</text:p>
      <text:p text:style-name="P25"/>
      <text:p text:style-name="P25">Up a Command Allocator</text:p>
      <text:p text:style-name="P25"/>
      <text:p text:style-name="P27">12/22/20</text:p>
      <text:p text:style-name="P23"/>
      <text:p text:style-name="P28">Up to Create a Fence</text:p>
      <text:p text:style-name="P29">Implemented Land and Waves</text:p>
      <text:p text:style-name="P29"/>
      <text:p text:style-name="P30">12/26/20</text:p>
      <text:p text:style-name="P30"/>
      <text:p text:style-name="P30">Up to Window Message Procedure</text:p>
      <text:p text:style-name="P31"/>
      <text:p text:style-name="P32">Plans:</text:p>
      <text:p text:style-name="P32">1) Finish reading <text:a xlink:type="simple" xlink:href="https://www.3dgep.com/learning-directx-12-1/" text:style-name="Internet_20_link" text:visited-style-name="Visited_20_Internet_20_Link">https://www.3dgep.com/learning-directx-12-1/</text:a> -<text:span text:style-name="T11">ok</text:span></text:p>
      <text:p text:style-name="P32">2) Read Luna chap 8 <text:span text:style-name="T11">Lighting. Pg 465 -ok</text:span></text:p>
      <text:p text:style-name="P32">3) Study code for that chap -<text:span text:style-name="T12">ok</text:span></text:p>
      <text:p text:style-name="P32">4) Add program for that chap – <text:span text:style-name="T12">landAndWave, next LiColumns</text:span></text:p>
      <text:p text:style-name="P32">5) Read <text:a xlink:type="simple" xlink:href="https://www.3dgep.com/learning-directx-12-2/" text:style-name="Internet_20_link" text:visited-style-name="Visited_20_Internet_20_Link">https://www.3dgep.com/learning-directx-12-2/</text:a></text:p>
      <text:p text:style-name="P32"/>
      <text:p text:style-name="P33">Note shadows aren’t covered until 11.5 on page 624</text:p>
      <text:p text:style-name="P33"/>
      <text:p text:style-name="P34">1/9/21</text:p>
      <text:p text:style-name="P34"/>
      <text:p text:style-name="P34">Work on converting LitColumns by updating Shapes sub project</text:p>
      <text:p text:style-name="P34"/>
      <text:p text:style-name="P34">Main changes are lights, skull model and timer</text:p>
      <text:p text:style-name="P34"/>
      <text:p text:style-name="P34">1) Check shaders and see if they are the same as for waves -<text:span text:style-name="T14">ok</text:span></text:p>
      <text:p text:style-name="P34">2) Add timer -<text:span text:style-name="T14">ok</text:span></text:p>
      <text:p text:style-name="P34">3) Update function by function</text:p>
      <text:p text:style-name="P34"/>
      <text:p text:style-name="P35">LandAndWaves uses: DefaultLandAndWave.hlsl and #include "LightingUtil.hlsl"</text:p>
      <text:p text:style-name="P35">LitColumnsApp uses: Default.htls and #include "LightingUtil.hlsl" – defauls has 3 lights but the rest is the same. LightingUtils is identical. <text:span text:style-name="T13">Rename Defaults to DefaultLitColumns</text:span></text:p>
      <text:p text:style-name="P35"/>
      <text:p text:style-name="P36">Up to BuildSkullGeometry() - notice vertex is wrong in FrameResources.h – <text:span text:style-name="T15">fixed, OK</text:span></text:p>
      <text:p text:style-name="P36"/>
      <text:p text:style-name="P36">BuildMaterials() -<text:span text:style-name="T16">ok</text:span></text:p>
      <text:p text:style-name="P36">Continue with Update(gt)-<text:span text:style-name="T17">ok</text:span></text:p>
      <text:p text:style-name="P37">Up to Draw() -<text:span text:style-name="T18">ok</text:span></text:p>
      <text:p text:style-name="P38">Up to BuildShapeGeometry()</text:p>
      <text:p text:style-name="P34"/>
      <text:p text:style-name="P35">When done commit</text:p>
      <text:p text:style-name="P39">1/12/21 done</text:p>
      <text:p text:style-name="P39"/>
      <text:p text:style-name="P39"/>
      <text:p text:style-name="P40"><text:soft-page-break/>1/30/21</text:p>
      <text:p text:style-name="P40"/>
      <text:p text:style-name="P40">Make a Crate project</text:p>
      <text:p text:style-name="P40"/>
      <text:p text:style-name="P41">Renderer12Crate like other Render12s</text:p>
      <text:p text:style-name="P41">Core12Crate like other Core12s copied from CrateApp</text:p>
      <text:p text:style-name="P41"/>
      <text:p text:style-name="P41">Make Renderer12Crate -<text:span text:style-name="T19">ok</text:span></text:p>
      <text:p text:style-name="P41">Make Core12Crate</text:p>
      <text:p text:style-name="P41">Copy from CrateApp</text:p>
      <text:p text:style-name="P41"/>
      <text:p text:style-name="P41">Make sure we use the correct shaders</text:p>
      <text:p text:style-name="P41"/>
      <text:p text:style-name="P41">Connect to view</text:p>
      <text:p text:style-name="P41"/>
      <text:p text:style-name="P41"/>
      <text:p text:style-name="P42">Research in Luma</text:p>
      <text:p text:style-name="P42"/>
      <text:p text:style-name="P42">Constant buffers 6.6 pg 328</text:p>
      <text:p text:style-name="P42">Root Signatures 6.6.5 pg 339</text:p>
      <text:p text:style-name="P43">More on ROOT SIGNATURES 7.6 pg 436</text:p>
      <text:p text:style-name="P43"/>
      <text:p text:style-name="P44">2/6/21</text:p>
      <text:p text:style-name="P44"/>
      <text:p text:style-name="P44">Connecting Crate to view</text:p>
      <text:p text:style-name="P45">Builds and runs but texture is not drawn?</text:p>
      <text:p text:style-name="P45"/>
      <text:p text:style-name="P46">Texture code and file are there. </text:p>
      <text:p text:style-name="P46">Check that the right shader files are used.</text:p>
      <text:p text:style-name="P46"/>
      <text:p text:style-name="P47">2/23/21</text:p>
      <text:p text:style-name="P47"/>
      <text:p text:style-name="P47">Redo Crate from scratch</text:p>
      <text:p text:style-name="P47"/>
      <text:p text:style-name="P47">Updated FractalX2 sandbox which is now just before Crate was added. Leave FractXgit for now and be careful not to commit anything there.</text:p>
      <text:p text:style-name="P47"/>
      <text:p text:style-name="P48"><text:span text:style-name="T20">1) make crate folder -</text:span><text:span text:style-name="T21">ok</text:span></text:p>
      <text:p text:style-name="P48"><text:span text:style-name="T20">2) Copy FrameResource rename to FrameResourceCrate -</text:span><text:span text:style-name="T21">ok</text:span></text:p>
      <text:p text:style-name="P48"><text:span text:style-name="T20">3) Make Core12Crate and Render12Crate files -</text:span><text:span text:style-name="T21">ok</text:span></text:p>
      <text:p text:style-name="P51">4) Implement core12Crate</text:p>
      <text:p text:style-name="P48"><text:span text:style-name="T20">5) Implement renderer -</text:span><text:span text:style-name="T21">ok</text:span></text:p>
      <text:p text:style-name="P51">6) Check shader files</text:p>
      <text:p text:style-name="P51">7) Copy texture files</text:p>
      <text:p text:style-name="P51"/>
      <text:p text:style-name="P49"><text:span text:style-name="T22">Something in Core12Crate.</text:span><text:span text:style-name="T23">cpp</text:span><text:span text:style-name="T22"> is throwing off the program</text:span></text:p>
      <text:p text:style-name="P52"/>
      <text:p text:style-name="P50"><text:span text:style-name="T22">B</text:span><text:span text:style-name="T20">uildLandGeometry() might be the problem</text:span></text:p>
      <text:p text:style-name="P53">why would it be here ??</text:p>
      <text:p text:style-name="P53"><text:soft-page-break/><text:tab/>std::vector&lt;Vertex&gt; vertices(grid.Vertices.size());</text:p>
      <text:p text:style-name="P53"><text:tab/>for (size_t i = 0; i &lt; grid.Vertices.size(); ++i)</text:p>
      <text:p text:style-name="P53"><text:tab/>{</text:p>
      <text:p text:style-name="P53"><text:tab/><text:tab/>auto&amp; p = grid.Vertices[i].Position;</text:p>
      <text:p text:style-name="P53"><text:tab/><text:tab/>vertices[i].Pos = p;</text:p>
      <text:p text:style-name="P53"><text:tab/><text:tab/>vertices[i].Pos.y = GetHillsHeight(p.x, p.z);</text:p>
      <text:p text:style-name="P53"><text:tab/><text:tab/>vertices[i].Normal = GetHillsNormal(p.x, p.z);</text:p>
      <text:p text:style-name="P53"><text:tab/>}</text:p>
      <text:p text:style-name="P53"/>
      <text:p text:style-name="P54">2/26/21</text:p>
      <text:p text:style-name="P54"/>
      <text:p text:style-name="P54">There is no explanation for why this code causes the GPU to fail. I’m going to create a new workspace and project and pick up where I left off. Workspace and project will be Dx12Exp.</text:p>
      <text:p text:style-name="P54">Put in C:\code\directx code for now. Maybe add to github later</text:p>
      <text:p text:style-name="P54"/>
      <text:p text:style-name="P55">Need to add ID_START_TIMER and try building </text:p>
      <text:p text:style-name="P56"/>
      <text:p text:style-name="P56">2/27/21</text:p>
      <text:p text:style-name="P56"/>
      <text:p text:style-name="P56">Shapes works now working on Crate. Copied files.</text:p>
      <text:p text:style-name="P56">Get exception loading texture</text:p>
      <text:p text:style-name="P56">Unhandled exception at 0x7684A8B2 in Dx12Exp.exe: Microsoft C++ exception: DxException at memory location 0x007BE978.</text:p>
      <text:p text:style-name="P56"/>
      <text:p text:style-name="P56">It worked!</text:p>
      <text:p text:style-name="P56"/>
      <text:p text:style-name="P56">Next do 9.11 Textured Hills and Waves demo – create new folder in Dx12Exp. If there is a problem remove the Shape and Crate.</text:p>
      <text:p text:style-name="P56"/>
      <text:p text:style-name="P57"><text:span text:style-name="T24">A</text:span><text:span text:style-name="T20">dd FrameResourceHillsWaves</text:span></text:p>
      <text:p text:style-name="P59">Add Renderer12HillsWaves</text:p>
      <text:p text:style-name="P59">Add Core12HillsWaves</text:p>
      <text:p text:style-name="P59"/>
      <text:p text:style-name="P60">3/6/21</text:p>
      <text:p text:style-name="P60"/>
      <text:p text:style-name="P60">Made HillsWaves but it doesn’t show right. Also Shapes stopped working.</text:p>
      <text:p text:style-name="P61"><text:span text:style-name="T25">Try excluding Shapes code.</text:span></text:p>
      <text:p text:style-name="P62"><text:span text:style-name="T25">S</text:span><text:span text:style-name="T20">till not working.</text:span></text:p>
      <text:p text:style-name="P62"><text:span text:style-name="T20">Exclude Crate. - nope</text:span></text:p>
      <text:p text:style-name="P62"><text:span text:style-name="T20">Exclude HillsWaves and include shapes – it works </text:span></text:p>
      <text:p text:style-name="P62"><text:span text:style-name="T20">So exclude Shapes again and include HillsWaves</text:span></text:p>
      <text:p text:style-name="P62"><text:span text:style-name="T20"/></text:p>
      <text:p text:style-name="P63"><text:span text:style-name="T20">It works. I was using the wrong shader. Copied from TexWaves</text:span></text:p>
      <text:p text:style-name="P63"><text:span text:style-name="T20"/></text:p>
      <text:p text:style-name="P64"><text:span text:style-name="T20">Finished chap 9. Start reading chap 10 and continue reviewing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bitstream vera sans mono', 'courier new', Courier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6T20:08:33.076000000</meta:creation-date>
    <dc:date>2021-03-06T20:50:51.442000000</dc:date>
    <meta:editing-duration>P4DT8H4M</meta:editing-duration>
    <meta:editing-cycles>69</meta:editing-cycles>
    <meta:generator>LibreOffice/6.3.6.2$Windows_X86_64 LibreOffice_project/2196df99b074d8a661f4036fca8fa0cbfa33a497</meta:generator>
    <meta:document-statistic meta:table-count="0" meta:image-count="0" meta:object-count="0" meta:page-count="5" meta:paragraph-count="150" meta:word-count="934" meta:character-count="5867" meta:non-whitespace-character-count="5058"/>
  </office:meta>
</office:document-meta>
</file>